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24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1.912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39cm" svg:height="15.23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something</text:p>
              </table:table-cell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11:09:46.483319822</meta:creation-date>
    <dc:date>2026-02-27T11:11:32.877513206</dc:date>
    <meta:editing-duration>PT1M46S</meta:editing-duration>
    <meta:editing-cycles>1</meta:editing-cycles>
    <meta:document-statistic meta:object-count="24"/>
    <meta:generator>LibreOffice/24.2.7.2$Linux_AARCH64 LibreOffice_project/420$Build-2</meta:generator>
  </office:meta>
</office:document-meta>
</file>